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text-properties fo:color="#427DFB"/>
    </style:style>
    <style:style style:family="graphic" style:name="a6">
      <style:graphic-properties style:wrap="run-through" style:run-through="foreground" draw:fill="solid" draw:fill-color="#ffffff" draw:opacity="100%" draw:stroke="solid" svg:stroke-width="0.01042in" svg:stroke-color="#000000" svg:stroke-opacity="100%" draw:stroke-linejoin="miter" style:horizontal-rel="paragraph" style:vertical-rel="paragraph" style:horizontal-pos="from-left" style:vertical-pos="from-top"/>
    </style:style>
    <style:style style:family="graphic" style:name="a0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1">
      <style:graphic-properties style:wrap="run-through" style:run-through="foreground" draw:fill="solid" draw:fill-color="#427dfb" draw:opacity="100%" draw:stroke="none" style:horizontal-rel="paragraph" style:vertical-rel="paragraph" style:horizontal-pos="from-left" style:vertical-pos="from-top" draw:shadow="visible" draw:shadow-offset-x="0.01389in" draw:shadow-offset-y="0.02778in" draw:shadow-color="#0b3041" draw:shadow-opacity="50%"/>
    </style:style>
    <style:style style:family="graphic" style:name="a2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4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5">
      <style:graphic-properties style:wrap="run-through" style:run-through="foreground" draw:fill="solid" draw:fill-color="#f2f4fc" draw:opacity="100%" draw:stroke="none" style:horizontal-rel="paragraph" style:vertical-rel="paragraph" style:horizontal-pos="from-left" style:vertical-pos="from-top" draw:shadow="visible" draw:shadow-offset-x="0.01389in" draw:shadow-offset-y="0.02778in" draw:shadow-color="#084f6a" draw:shadow-opacity="50%"/>
    </style:style>
  </office:automatic-styles>
  <office:body>
    <office:text text:use-soft-page-breaks="true">
      <text:p text:style-name="P1"/>
      <text:p text:style-name="Normal"><draw:frame draw:z-index="251666432" draw:id="id0" draw:style-name="a0" draw:name="Text Box 2" text:anchor-type="paragraph" svg:x="0.05486in" svg:y="1.42569in" svg:width="3.68958in" svg:height="0.4125in" style:rel-width="scale" style:rel-height="scale"><draw:text-box><text:p text:style-name="Normal">E-Mail:jonasdoering@jjsprogrammierung.com</text:p></draw:text-box><svg:title/><svg:desc/></draw:frame><draw:custom-shape svg:width="3.72986in" svg:height="1.09583in" draw:z-index="251660288" draw:id="id1" draw:style-name="a1" draw:transform="translate(-1.86493in -0.54792in) rotate(-3.14159) translate(1.86354in 1.4in)" draw:name="AutoShape 4" text:anchor-type="paragraph"><svg:title/><svg:desc/><draw:enhanced-geometry draw:type="non-primitive" svg:viewBox="0 0 1 1" draw:enhanced-path="M 0 0 L 1 0 1 1 0 1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"/><draw:equation draw:name="f7" draw:formula="?f4"/><draw:equation draw:name="f8" draw:formula="?f0 / ?f6"/><draw:equation draw:name="f9" draw:formula="?f1 / ?f6"/><draw:equation draw:name="f10" draw:formula="?f2 / ?f7"/><draw:equation draw:name="f11" draw:formula="?f3 / ?f7"/></draw:enhanced-geometry></draw:custom-shape><draw:frame draw:z-index="251664384" draw:id="id2" draw:style-name="a2" draw:name="Text Box 7" text:anchor-type="paragraph" svg:x="0.05208in" svg:y="1.19792in" svg:width="1.14583in" svg:height="0.29167in" style:rel-width="scale" style:rel-height="scale"><draw:text-box><text:p text:style-name="P2">CEO</text:p></draw:text-box><svg:title/><svg:desc/></draw:frame><draw:frame draw:z-index="251663360" draw:id="id3" draw:style-name="a3" draw:name="Text Box 2" text:anchor-type="paragraph" svg:x="0.05486in" svg:y="0.95972in" svg:width="2.52014in" svg:height="0.4125in" style:rel-width="scale" style:rel-height="scale"><draw:text-box><text:p text:style-name="Normal">Jonas Döring</text:p></draw:text-box><svg:title/><svg:desc/></draw:frame><draw:frame draw:z-index="251661312" draw:style-name="a4" draw:name="Picture 1" text:anchor-type="paragraph" svg:x="0.08279in" svg:y="0.04977in" svg:width="2.31304in" svg:height="0.82987in" style:rel-width="scale" style:rel-height="scale"><draw:image xlink:href="media/image1.png" xlink:type="simple" xlink:show="embed" xlink:actuate="onLoad"/><svg:title/><svg:desc>A black background with blue text

Description automatically generated</svg:desc></draw:frame><draw:custom-shape svg:width="3.62917in" svg:height="0.97847in" draw:z-index="251659264" draw:id="id4" draw:style-name="a5" draw:transform="translate(-1.81458in -0.48924in) rotate(-6.12161) translate(2.01944in 1.3941in)" draw:name="Rectangle 3" text:anchor-type="paragraph"><svg:title/><svg:desc/><draw:enhanced-geometry draw:type="non-primitive" svg:viewBox="0 0 21600 21600" draw:enhanced-path="M 0 0 L 21600 0 21600 21600 0 21600 Z N"/></draw:custom-shape><draw:custom-shape svg:x="0.00694in" svg:y="0.05069in" svg:width="3.60903in" svg:height="1.93056in" draw:z-index="251658240" draw:id="id5" draw:style-name="a6" draw:name="Rectangle 2" text:anchor-type="paragraph"><svg:title/><svg:desc/><draw:enhanced-geometry draw:type="non-primitive" svg:viewBox="0 0 21600 21600" draw:enhanced-path="M 0 0 L 21600 0 21600 21600 0 21600 Z N"/></draw:custom-shap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Temmen, Jesper</meta:initial-creator>
    <dc:creator>Temmen, Jesper</dc:creator>
    <meta:creation-date>2024-06-10T19:35:00Z</meta:creation-date>
    <dc:date>2024-06-10T19:50:00Z</dc:date>
    <meta:template xlink:href="Normal" xlink:type="simple"/>
    <meta:editing-cycles>1</meta:editing-cycles>
    <meta:editing-duration>PT0S</meta:editing-duration>
    <meta:document-statistic meta:page-count="1" meta:paragraph-count="1" meta:word-count="1" meta:character-count="8" meta:row-count="1" meta:non-whitespace-character-count="8"/>
  </office:meta>
</office:document-meta>
</file>